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a3935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96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>
      <style:text-properties fo:color="#96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960000" fo:font-weight="bold" style:font-weight-asian="bold" style:font-weight-complex="bold"/>
    </style:style>
    <style:style style:name="T4" style:family="text">
      <style:text-properties fo:color="#3a3935"/>
    </style:style>
    <style:style style:name="T5" style:family="text">
      <style:text-properties fo:color="#008000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2 : Résolution de conflits, séquencement de règles, déclaration de type, timers, API, ...</text:h>
      <text:p text:style-name="Standard"/>
      <text:p text:style-name="Standard"/>
      <text:h text:style-name="Heading_20_2" text:outline-level="2">Problématique </text:h>
      <text:p text:style-name="Standard">Ce TP reprend la partie <text:span text:style-name="T1">stateful</text:span> du TP précédent</text:p>
      <text:p text:style-name="Standard"/>
      <text:p text:style-name="Standard">Nous voulons compléter le TP précédent en ajoutant les règles suivantes</text:p>
      <text:p text:style-name="Standard"/>
      <text:list xml:id="list524071581" text:style-name="L1">
        <text:list-item>
          <text:p text:style-name="P6">Le déclenchement de l'alarme doit être différé de 5s au cas ou l'alerte au feu serait une fausse alerte</text:p>
        </text:list-item>
        <text:list-item>
          <text:p text:style-name="P6">Lorsque 2 sprinklers sont activés, nous voudrions passer en mode <text:span text:style-name="T2">panique</text:span> et activer tous les sprinkler disponibles</text:p>
        </text:list-item>
        <text:list-item>
          <text:p text:style-name="P6">Le mode <text:span text:style-name="T1">panique</text:span> doit afficher un message d'évacuation générale</text:p>
        </text:list-item>
        <text:list-item>
          <text:p text:style-name="P6">Nous voudrions afficher un message lorsque tous les Sprinkler sont activés</text:p>
        </text:list-item>
        <text:list-item>
          <text:p text:style-name="P6">Tant que l'alarme est en cours, nous voudrions périodiquement envoyer un SMS au responsable de l'immeuble</text:p>
        </text:list-item>
      </text:list>
      <text:h text:style-name="Heading_20_2" text:outline-level="2">Éléments de solution</text:h>
      <text:p text:style-name="Standard">Typiquement, les règles sont partitionnées en plusieurs groupes :</text:p>
      <text:list xml:id="list1551000824" text:style-name="L2">
        <text:list-item>
          <text:p text:style-name="P7">Les règles en mode <text:span text:style-name="T1">normal</text:span> : on allume autant de Sprinkler que de feux</text:p>
        </text:list-item>
        <text:list-item>
          <text:p text:style-name="P7">Les règles en mode <text:span text:style-name="T1">panique</text:span> : on force l'activation de tous les Sprinkler</text:p>
        </text:list-item>
        <text:list-item>
          <text:p text:style-name="P7">Les règles affichant le statut de l'immeuble (Tout va bien ou tous les Sprinkler sont enclenchés)</text:p>
        </text:list-item>
        <text:list-item>
          <text:p text:style-name="P7">Les règles gérant l'alarme (Déclenchement de l'alarme et notification récurrentes)</text:p>
        </text:list-item>
      </text:list>
      <text:p text:style-name="Standard"/>
      <text:p text:style-name="Standard">Les deux premiers groupes sont exclusifs, 1 seule types de règles s'applique en fonction du mode. Ils seront donc implémentés avec l'attribut <text:span text:style-name="T1">agenda-group</text:span></text:p>
      <text:p text:style-name="Standard"/>
      <text:p text:style-name="Standard">Des règles s'appuyant sur le nombre de feu devant s'appliquer le plus tôt détermineront le mode. Le mode pourra être un type déclaré directement dans le fichier de règles :</text:p>
      <text:p text:style-name="P1"><text:span text:style-name="T3">declare</text:span><text:span text:style-name="T4"> PanicMode</text:span></text:p>
      <text:p text:style-name="P2"><text:span text:style-name="T4"><text:s/>on : </text:span><text:span text:style-name="T3">boolean</text:span></text:p>
      <text:p text:style-name="P5">end</text:p>
      <text:p text:style-name="P5"/>
      <text:p text:style-name="Standard">On s'assurera qu'un fait de type <text:span text:style-name="T1">PanicMode</text:span> sera toujours présent dans la mémoire de travail :</text:p>
      <text:p text:style-name="P1"><text:span text:style-name="T3">rule</text:span><text:span text:style-name="T4"> </text:span><text:span text:style-name="T5">"Initialiser le mode panic à false"</text:span></text:p>
      <text:p text:style-name="P2"><text:span text:style-name="T4"><text:tab/></text:span><text:span text:style-name="T3">when</text:span></text:p>
      <text:p text:style-name="P2"><text:span text:style-name="T4"><text:tab/><text:tab/></text:span><text:span text:style-name="T3">not</text:span><text:span text:style-name="T4"> PanicMode()</text:span></text:p>
      <text:p text:style-name="P2"><text:span text:style-name="T4"><text:tab/></text:span><text:span text:style-name="T3">then</text:span></text:p>
      <text:p text:style-name="P2"><text:span text:style-name="T4"><text:tab/><text:tab/></text:span><text:span text:style-name="T3">insert</text:span><text:span text:style-name="T4"> (</text:span><text:span text:style-name="T3">new</text:span><text:span text:style-name="T4"> PanicMode());</text:span></text:p>
      <text:p text:style-name="P2"><text:span text:style-name="T4"><text:tab/><text:tab/>System.out.println( </text:span><text:span text:style-name="T5">"On initialise l'immeuble"</text:span><text:span text:style-name="T4"> <text:s/>);</text:span></text:p>
      <text:p text:style-name="P5">end</text:p>
      <text:p text:style-name="P3"/>
      <text:h text:style-name="Heading_20_2" text:outline-level="2"/>
      <text:p text:style-name="Standard">2 autres règles détermineront le mode de l'immeuble en s'appuyant sur le nombre de feux présents, ces règles seront responsable d'activer <text:s/>le groupe d'agenda adéquat. </text:p>
      <text:p text:style-name="P8"><text:span text:style-name="T5"/></text:p>
      <text:p text:style-name="P5"><text:soft-page-break/></text:p>
      <text:p text:style-name="P5"/>
      <text:p text:style-name="Standard">Les règles sur les sessions seront déclenchées par <text:span text:style-name="T1">fireUntilHalt()</text:span> afin de déclencher les timers<text:span text:style-name="T1">. </text:span><text:span text:style-name="T6">La nouvelle classe</text:span><text:span text:style-name="T1"> RuleRunner </text:span><text:span text:style-name="T6">ainsi que la classe de test sont fournies.</text:span></text:p>
      <text:p text:style-name="Standard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HIBAU</meta:initial-creator>
    <meta:creation-date>2011-02-21T19:17:13</meta:creation-date>
    <dc:date>2014-11-18T13:48:16</dc:date>
    <dc:creator>David THIBAU</dc:creator>
    <meta:editing-duration>PT6H13M16S</meta:editing-duration>
    <meta:editing-cycles>19</meta:editing-cycles>
    <meta:generator>LibreOffice/3.5$Linux_X86_64 LibreOffice_project/350m1$Build-2</meta:generator>
    <meta:document-statistic meta:table-count="0" meta:image-count="0" meta:object-count="0" meta:page-count="2" meta:paragraph-count="30" meta:word-count="327" meta:character-count="2034" meta:non-whitespace-character-count="1733"/>
  </office:meta>
</office:document-meta>
</file>